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A2000000798C7DBB4B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2cm" svg:stroke-color="#ff3333" draw:marker-start="Arrowheads_20_1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solid" svg:stroke-width="0.102cm" svg:stroke-color="#ff3333" draw:marker-start="Arrowheads_20_1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svg:stroke-color="#ff3333" draw:marker-start="Arrowheads_20_2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svg:stroke-color="#3333ff" draw:marker-start="Arrowheads_20_1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508cm"/>
    </style:style>
    <style:style style:name="gr7" style:family="graphic" style:parent-style-name="standard">
      <style:graphic-properties draw:stroke="none" svg:stroke-color="#000000" draw:fill="none" draw:fill-color="#ffffff" fo:min-height="0.635cm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gr9" style:family="graphic" style:parent-style-name="standard">
      <style:graphic-properties draw:stroke="none" svg:stroke-color="#000000" draw:fill="none" draw:fill-color="#ffffff" fo:min-height="0.762cm"/>
    </style:style>
    <style:style style:name="gr10" style:family="graphic" style:parent-style-name="standard">
      <style:graphic-properties draw:stroke="none" svg:stroke-color="#000000" draw:fill="none" draw:fill-color="#ffffff" fo:min-height="0.889cm"/>
    </style:style>
    <style:style style:name="gr11" style:family="graphic" style:parent-style-name="standard">
      <style:graphic-properties draw:stroke="none" svg:stroke-color="#000000" draw:fill="none" draw:fill-color="#ffffff" fo:min-height="0.766cm"/>
    </style:style>
    <style:style style:name="gr12" style:family="graphic" style:parent-style-name="standard">
      <style:graphic-properties draw:stroke="none" svg:stroke-color="#000000" draw:fill="none" draw:fill-color="#ffffff" fo:min-height="1.016cm"/>
    </style:style>
    <style:style style:name="gr13" style:family="graphic" style:parent-style-name="standard">
      <style:graphic-properties draw:stroke="none" svg:stroke-color="#000000" draw:fill="none" draw:fill-color="#ffffff" fo:min-height="0.771cm"/>
    </style:style>
    <style:style style:name="gr14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center"/>
      <style:text-properties fo:font-family="Verdana" style:font-family-generic="swiss" style:font-pitch="variable"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family="Verdana" style:font-family-generic="swiss" style:font-pitch="variable" fo:font-size="10pt" style:font-size-asian="10pt" style:font-size-complex="10pt"/>
    </style:style>
    <style:style style:name="P4" style:family="paragraph">
      <style:text-properties fo:font-family="Verdana" style:font-family-generic="swiss" style:font-pitch="variable" fo:font-size="12pt" style:font-size-asian="12pt" style:font-size-complex="12pt"/>
    </style:style>
    <style:style style:name="P5" style:family="paragraph">
      <style:text-properties fo:font-family="Verdana" style:font-family-generic="swiss" style:font-pitch="variable"/>
    </style:style>
    <style:style style:name="T1" style:family="text">
      <style:text-properties fo:font-family="Verdana" style:font-family-generic="swiss" style:font-pitch="variable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Verdana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732cm" draw:transform="skewX (-0.0013962634015952) rotate (3.13984732433721) translate (20.585cm 20.465cm)">
          <draw:image xlink:href="Pictures/1000000000000A2000000798C7DBB4BB.jpg" xlink:type="simple" xlink:show="embed" xlink:actuate="onLoad">
            <text:p/>
          </draw:image>
        </draw:frame>
        <draw:line draw:style-name="gr2" draw:text-style-name="P2" draw:layer="layout" svg:x1="14.081cm" svg:y1="11.414cm" svg:x2="16.24cm" svg:y2="7.604cm">
          <text:p/>
        </draw:line>
        <draw:line draw:style-name="gr3" draw:text-style-name="P2" draw:layer="layout" svg:x1="14.589cm" svg:y1="11.414cm" svg:x2="16.24cm" svg:y2="8.874cm">
          <text:p/>
        </draw:line>
        <draw:line draw:style-name="gr2" draw:text-style-name="P2" draw:layer="layout" svg:x1="14.081cm" svg:y1="12.557cm" svg:x2="15.859cm" svg:y2="17.637cm">
          <text:p/>
        </draw:line>
        <draw:line draw:style-name="gr2" draw:text-style-name="P2" draw:layer="layout" svg:x1="14.589cm" svg:y1="12.557cm" svg:x2="16.113cm" svg:y2="16.748cm">
          <text:p/>
        </draw:line>
        <draw:line draw:style-name="gr4" draw:text-style-name="P2" draw:layer="layout" svg:x1="14.081cm" svg:y1="11.922cm" svg:x2="16.367cm" svg:y2="10.525cm">
          <text:p/>
        </draw:line>
        <draw:line draw:style-name="gr4" draw:text-style-name="P2" draw:layer="layout" svg:x1="14.589cm" svg:y1="12.049cm" svg:x2="16.367cm" svg:y2="12.049cm">
          <text:p/>
        </draw:line>
        <draw:line draw:style-name="gr2" draw:text-style-name="P2" draw:layer="layout" svg:x1="14.081cm" svg:y1="9.382cm" svg:x2="14.081cm" svg:y2="7.223cm">
          <text:p/>
        </draw:line>
        <draw:line draw:style-name="gr3" draw:text-style-name="P2" draw:layer="layout" svg:x1="10.525cm" svg:y1="15.859cm" svg:x2="10.525cm" svg:y2="18.78cm">
          <text:p/>
        </draw:line>
        <draw:line draw:style-name="gr2" draw:text-style-name="P2" draw:layer="layout" svg:x1="8.747cm" svg:y1="17.383cm" svg:x2="7.477cm" svg:y2="18.907cm">
          <text:p/>
        </draw:line>
        <draw:line draw:style-name="gr2" draw:text-style-name="P2" draw:layer="layout" svg:x1="12.811cm" svg:y1="17.256cm" svg:x2="13.446cm" svg:y2="18.78cm">
          <text:p/>
        </draw:line>
        <draw:line draw:style-name="gr2" draw:text-style-name="P2" draw:layer="layout" svg:x1="8.366cm" svg:y1="13.446cm" svg:x2="4.302cm" svg:y2="13.446cm">
          <text:p/>
        </draw:line>
        <draw:line draw:style-name="gr3" draw:text-style-name="P2" draw:layer="layout" svg:x1="5.953cm" svg:y1="9.382cm" svg:x2="4.81cm" svg:y2="7.223cm">
          <text:p/>
        </draw:line>
        <draw:line draw:style-name="gr2" draw:text-style-name="P2" draw:layer="layout" svg:x1="6.588cm" svg:y1="9.255cm" svg:x2="6.461cm" svg:y2="7.096cm">
          <text:p/>
        </draw:line>
        <draw:line draw:style-name="gr2" draw:text-style-name="P2" draw:layer="layout" svg:x1="7.223cm" svg:y1="9.128cm" svg:x2="7.477cm" svg:y2="7.096cm">
          <text:p/>
        </draw:line>
        <draw:line draw:style-name="gr5" draw:text-style-name="P2" draw:layer="layout" svg:x1="13.192cm" svg:y1="15.605cm" svg:x2="16.24cm" svg:y2="15.605cm">
          <text:p/>
        </draw:line>
        <draw:line draw:style-name="gr5" draw:text-style-name="P2" draw:layer="layout" svg:x1="13.192cm" svg:y1="14.97cm" svg:x2="16.24cm" svg:y2="14.716cm">
          <text:p/>
        </draw:line>
        <draw:line draw:style-name="gr5" draw:text-style-name="P2" draw:layer="layout" svg:x1="13.192cm" svg:y1="14.462cm" svg:x2="16.24cm" svg:y2="13.954cm">
          <text:p/>
        </draw:line>
        <draw:line draw:style-name="gr5" draw:text-style-name="P2" draw:layer="layout" svg:x1="13.192cm" svg:y1="13.7cm" svg:x2="16.24cm" svg:y2="13.319cm">
          <text:p/>
        </draw:line>
        <draw:frame draw:style-name="gr6" draw:layer="layout" svg:width="2.667cm" svg:height="0.963cm" svg:x="12.938cm" svg:y="6.461cm">
          <draw:text-box>
            <text:p/>
          </draw:text-box>
        </draw:frame>
        <draw:frame draw:style-name="gr6" draw:text-style-name="P3" draw:layer="layout" svg:width="2.54cm" svg:height="0.963cm" svg:x="12.811cm" svg:y="6.461cm">
          <draw:text-box>
            <text:p/>
          </draw:text-box>
        </draw:frame>
        <draw:frame draw:style-name="gr7" draw:text-style-name="P4" draw:layer="layout" svg:width="3.429cm" svg:height="0.885cm" svg:x="12.176cm" svg:y="6.461cm">
          <draw:text-box>
            <text:p text:style-name="P4"><text:span text:style-name="T1">10K not 4.7k</text:span></text:p>
          </draw:text-box>
        </draw:frame>
        <draw:frame draw:style-name="gr8" draw:text-style-name="P4" draw:layer="layout" svg:width="2.286cm" svg:height="0.889cm" svg:x="15.986cm" svg:y="6.969cm">
          <draw:text-box>
            <text:p text:style-name="P4"><text:span text:style-name="T1">Ground</text:span></text:p>
          </draw:text-box>
        </draw:frame>
        <draw:frame draw:style-name="gr8" draw:text-style-name="P4" draw:layer="layout" svg:width="2.54cm" svg:height="0.889cm" svg:x="15.986cm" svg:y="8.366cm">
          <draw:text-box>
            <text:p text:style-name="P4"><text:span text:style-name="T1">Reset</text:span></text:p>
          </draw:text-box>
        </draw:frame>
        <draw:frame draw:style-name="gr7" draw:text-style-name="P4" draw:layer="layout" svg:width="1.778cm" svg:height="0.885cm" svg:x="16.113cm" svg:y="9.894cm">
          <draw:text-box draw:corner-radius="0.254cm">
            <text:p text:style-name="P4"><text:span text:style-name="T1">MOSI</text:span></text:p>
          </draw:text-box>
        </draw:frame>
        <draw:frame draw:style-name="gr9" draw:text-style-name="P4" draw:layer="layout" svg:width="2.794cm" svg:height="1.012cm" svg:x="16.24cm" svg:y="11.541cm">
          <draw:text-box>
            <text:p text:style-name="P4"><text:span text:style-name="T1">Clock</text:span></text:p>
          </draw:text-box>
        </draw:frame>
        <draw:frame draw:style-name="gr8" draw:text-style-name="P4" draw:layer="layout" svg:width="2.413cm" svg:height="0.889cm" svg:x="15.732cm" svg:y="17.51cm">
          <draw:text-box>
            <text:p text:style-name="P4"><text:span text:style-name="T2">Vtarget</text:span></text:p>
          </draw:text-box>
        </draw:frame>
        <draw:frame draw:style-name="gr10" draw:text-style-name="P4" draw:layer="layout" svg:width="2.54cm" svg:height="1.139cm" svg:x="15.986cm" svg:y="16.498cm">
          <draw:text-box>
            <text:p text:style-name="P4"><text:span text:style-name="T1">MISO</text:span></text:p>
          </draw:text-box>
        </draw:frame>
        <draw:frame draw:style-name="gr11" draw:text-style-name="P4" draw:layer="layout" svg:width="4.318cm" svg:height="1.016cm" svg:x="16.113cm" svg:y="15.224cm">
          <draw:text-box>
            <text:p text:style-name="P4"><text:span text:style-name="T1">Slave Select</text:span></text:p>
          </draw:text-box>
        </draw:frame>
        <draw:frame draw:style-name="gr10" draw:text-style-name="P4" draw:layer="layout" svg:width="3.937cm" svg:height="1.139cm" svg:x="16.113cm" svg:y="14.339cm">
          <draw:text-box>
            <text:p text:style-name="P4"><text:span text:style-name="T1">MOSI</text:span></text:p>
          </draw:text-box>
        </draw:frame>
        <draw:frame draw:style-name="gr8" draw:text-style-name="P4" draw:layer="layout" svg:width="2.286cm" svg:height="0.889cm" svg:x="16.113cm" svg:y="13.573cm">
          <draw:text-box>
            <text:p text:style-name="P4"><text:span text:style-name="T1">MISO</text:span></text:p>
          </draw:text-box>
        </draw:frame>
        <draw:frame draw:style-name="gr8" draw:text-style-name="P4" draw:layer="layout" svg:width="2.032cm" svg:height="0.889cm" svg:x="16.113cm" svg:y="12.938cm">
          <draw:text-box>
            <text:p text:style-name="P4"><text:span text:style-name="T1">CLOCK</text:span></text:p>
          </draw:text-box>
        </draw:frame>
        <draw:frame draw:style-name="gr12" draw:text-style-name="P3" draw:layer="layout" svg:width="1.905cm" svg:height="1.266cm" svg:x="12.684cm" svg:y="18.907cm">
          <draw:text-box>
            <text:p>+5V</text:p>
          </draw:text-box>
        </draw:frame>
        <draw:frame draw:style-name="gr13" draw:text-style-name="P3" draw:layer="layout" svg:width="3.302cm" svg:height="1.021cm" svg:x="4.683cm" svg:y="18.653cm">
          <draw:text-box>
            <text:p text:style-name="P5"><text:span text:style-name="T3">Ground</text:span></text:p>
          </draw:text-box>
        </draw:frame>
        <draw:frame draw:style-name="gr14" draw:text-style-name="P4" draw:layer="layout" svg:width="3.683cm" svg:height="0.763cm" svg:x="8.62cm" svg:y="19.034cm">
          <draw:text-box>
            <text:p text:style-name="P4"><text:span text:style-name="T1">ATMEGA88PA</text:span></text:p>
          </draw:text-box>
        </draw:frame>
        <draw:frame draw:style-name="gr14" draw:text-style-name="P4" draw:layer="layout" svg:width="3.683cm" svg:height="0.763cm" svg:x="1.127cm" svg:y="13.065cm">
          <draw:text-box>
            <text:p text:style-name="P4"><text:span text:style-name="T1">18.4320 MHz</text:span></text:p>
          </draw:text-box>
        </draw:frame>
        <draw:frame draw:style-name="gr7" draw:text-style-name="P4" draw:layer="layout" svg:width="2.54cm" svg:height="0.885cm" svg:x="2.905cm" svg:y="6.719cm">
          <draw:text-box>
            <text:p text:style-name="P4"><text:span text:style-name="T1">Ground</text:span></text:p>
          </draw:text-box>
        </draw:frame>
        <draw:frame draw:style-name="gr7" draw:text-style-name="P4" draw:layer="layout" svg:width="1.524cm" svg:height="0.885cm" svg:x="5.318cm" svg:y="6.465cm">
          <draw:text-box>
            <text:p text:style-name="P4"><text:span text:style-name="T1">+5V</text:span></text:p>
          </draw:text-box>
        </draw:frame>
        <draw:frame draw:style-name="gr8" draw:text-style-name="P4" draw:layer="layout" svg:width="1.905cm" svg:height="0.889cm" svg:x="7.096cm" svg:y="6.461cm">
          <draw:text-box>
            <text:p text:style-name="P4"><text:span text:style-name="T1">Sign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marker draw:name="Arrowheads_20_2" draw:display-name="Arrowheads 2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1-15T19:39:55.21</dc:date>
    <dc:creator>Daniel Mack</dc:creator>
    <meta:document-statistic meta:object-count="39"/>
    <meta:generator>OpenOffice/4.0.1$Win32 OpenOffice.org_project/401m5$Build-9714</meta:generator>
  </office:meta>
</office:document-meta>
</file>